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Padrão"/>
      <draw:page draw:name="page2" draw:style-name="dp1" draw:master-page-name="Padrão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marker draw:name="Arrowhead_20_1" draw:display-name="Arrowhead 1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fill="solid" draw:fill-color="#3465a4" draw:textarea-horizontal-align="justify" draw:textarea-vertical-align="middle" draw:auto-grow-height="false" fo:min-height="3.45cm" fo:min-width="3.3cm"/>
      <style:paragraph-properties style:writing-mode="lr-tb"/>
    </style:style>
    <style:style style:name="Mgr2" style:family="graphic" style:parent-style-name="standard">
      <style:graphic-properties draw:fill="solid" draw:fill-color="#3465a4" draw:textarea-horizontal-align="justify" draw:textarea-vertical-align="middle" draw:auto-grow-height="false" fo:min-height="1.376cm" fo:min-width="4.026cm"/>
      <style:paragraph-properties style:writing-mode="lr-tb"/>
    </style:style>
    <style:style style:name="Mgr3" style:family="graphic" style:parent-style-name="standard">
      <style:graphic-properties draw:fill="solid" draw:fill-color="#3465a4" draw:textarea-horizontal-align="justify" draw:textarea-vertical-align="middle" draw:auto-grow-height="false" fo:min-height="5.068cm" fo:min-width="2.118cm"/>
      <style:paragraph-properties style:writing-mode="lr-tb"/>
    </style:style>
    <style:style style:name="Mgr4" style:family="graphic" style:parent-style-name="standard">
      <style:graphic-properties draw:fill="solid" draw:fill-color="#3465a4" draw:textarea-horizontal-align="justify" draw:textarea-vertical-align="middle" draw:auto-grow-height="false" fo:min-height="2.006cm" fo:min-width="2.656cm"/>
      <style:paragraph-properties style:writing-mode="lr-tb"/>
    </style:style>
    <style:style style:name="Mgr5" style:family="graphic" style:parent-style-name="objectwithoutfill">
      <style:graphic-properties svg:stroke-width="0.1cm" draw:marker-start-width="0.349cm" draw:marker-end="Arrow" draw:marker-end-width="0.449cm" draw:fill="solid" draw:fill-color="#3465a4" draw:textarea-vertical-align="middle" fo:padding-top="0.174cm" fo:padding-bottom="0.174cm" fo:padding-left="0.299cm" fo:padding-right="0.299cm"/>
    </style:style>
    <style:style style:name="Mgr6" style:family="graphic" style:parent-style-name="objectwithoutfill">
      <style:graphic-properties svg:stroke-width="0.1cm" draw:marker-start-width="0.349cm" draw:marker-end-width="0.349cm" draw:fill="solid" draw:fill-color="#3465a4" draw:textarea-vertical-align="middle" fo:padding-top="0.174cm" fo:padding-bottom="0.174cm" fo:padding-left="0.299cm" fo:padding-right="0.299cm"/>
    </style:style>
    <style:style style:name="Mgr7" style:family="graphic" style:parent-style-name="standard">
      <style:graphic-properties svg:stroke-width="0.1cm" draw:marker-start-width="0.349cm" draw:marker-end-width="0.349cm" draw:fill="solid" draw:fill-color="#3465a4" draw:textarea-vertical-align="middle" fo:padding-top="0.174cm" fo:padding-bottom="0.174cm" fo:padding-left="0.299cm" fo:padding-right="0.299cm"/>
    </style:style>
    <style:style style:name="Mgr8" style:family="graphic" style:parent-style-name="standard">
      <style:graphic-properties draw:fill="solid" draw:fill-color="#3465a4" draw:textarea-horizontal-align="justify" draw:textarea-vertical-align="middle" draw:auto-grow-height="false" fo:min-height="1.556cm" fo:min-width="3.506cm"/>
      <style:paragraph-properties style:writing-mode="lr-tb"/>
    </style:style>
    <style:style style:name="Mgr9" style:family="graphic" style:parent-style-name="objectwithoutfill">
      <style:graphic-properties svg:stroke-width="0.053cm" draw:marker-start-width="0.279cm" draw:marker-end-width="0.279cm" draw:fill="solid" draw:fill-color="#3465a4" draw:textarea-vertical-align="middle" fo:padding-top="0.151cm" fo:padding-bottom="0.151cm" fo:padding-left="0.276cm" fo:padding-right="0.276cm"/>
    </style:style>
    <style:style style:name="Mgr10" style:family="graphic" style:parent-style-name="standard">
      <style:graphic-properties svg:stroke-width="0cm" draw:marker-start="Arrowhead_20_1" draw:marker-start-width="0.3cm" draw:marker-end="Arrowhead_20_1" draw:marker-end-width="0.3cm" draw:textarea-vertical-align="middle" fo:padding-top="0.125cm" fo:padding-bottom="0.125cm" fo:padding-left="0.25cm" fo:padding-right="0.25cm"/>
    </style:style>
    <style:style style:name="MP1" style:family="paragraph">
      <style:paragraph-properties fo:text-align="center" style:writing-mode="lr-tb"/>
      <style:text-properties fo:color="#ffffff"/>
    </style:style>
    <style:style style:name="MP2" style:family="paragraph">
      <loext:graphic-properties draw:fill="solid" draw:fill-color="#3465a4"/>
      <style:paragraph-properties fo:text-align="center" style:writing-mode="lr-tb"/>
      <style:text-properties fo:color="#ffffff"/>
    </style:style>
    <style:style style:name="MP3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4" style:family="paragraph">
      <loext:graphic-properties draw:fill="solid" draw:fill-color="#3465a4"/>
      <style:paragraph-properties fo:text-align="center" style:writing-mode="lr-tb"/>
      <style:text-properties fo:color="#ffffff" fo:font-size="14pt" style:font-size-asian="14pt" style:font-size-complex="14pt"/>
    </style:style>
    <style:style style:name="MP5" style:family="paragraph">
      <loext:graphic-properties draw:fill="solid" draw:fill-color="#3465a4"/>
      <style:paragraph-properties fo:text-align="center"/>
    </style:style>
    <style:style style:name="MP6" style:family="paragraph">
      <style:paragraph-properties fo:text-align="center"/>
    </style:style>
    <style:style style:name="MT1" style:family="text">
      <style:text-properties fo:color="#ffffff" fo:font-size="15pt" style:font-size-asian="15pt" style:font-size-complex="15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draw:custom-shape draw:style-name="Mgr1" draw:text-style-name="MP2" draw:layer="backgroundobjects" svg:width="4.2cm" svg:height="4.1cm" svg:x="9.3cm" svg:y="11cm">
        <text:p text:style-name="MP1"><text:span text:style-name="MT1">Processador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" draw:text-style-name="MP4" xml:id="id7" draw:id="id7" draw:layer="backgroundobjects" svg:width="4.7cm" svg:height="1.8cm" svg:x="2.5cm" svg:y="8cm">
        <text:p text:style-name="MP3"><text:span text:style-name="MT2">Sensor Temperatura</text:span></text:p>
        <text:p text:style-name="MP3"><text:span text:style-name="MT2"><text:s/></text:span><text:span text:style-name="MT2">e Umidade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" draw:text-style-name="MP4" xml:id="id5" draw:id="id5" draw:layer="backgroundobjects" svg:width="4.7cm" svg:height="1.8cm" svg:x="2.5cm" svg:y="10.3cm">
        <text:p text:style-name="MP3"><text:span text:style-name="MT2">Sensor Qualidade </text:span></text:p>
        <text:p text:style-name="MP3"><text:span text:style-name="MT2">do Ar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" draw:text-style-name="MP4" xml:id="id3" draw:id="id3" draw:layer="backgroundobjects" svg:width="4.7cm" svg:height="1.8cm" svg:x="2.5cm" svg:y="12.6cm">
        <text:p text:style-name="MP3"><text:span text:style-name="MT2">Sensor </text:span></text:p>
        <text:p text:style-name="MP3"><text:span text:style-name="MT2">Luminosidade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" draw:text-style-name="MP4" xml:id="id1" draw:id="id1" draw:layer="backgroundobjects" svg:width="4.7cm" svg:height="1.8cm" svg:x="2.5cm" svg:y="14.9cm">
        <text:p text:style-name="MP3"><text:span text:style-name="MT2">Sensor Ruído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3" draw:text-style-name="MP2" draw:layer="backgroundobjects" svg:width="2.9cm" svg:height="5.6cm" svg:x="15.1cm" svg:y="10.3cm">
        <text:p text:style-name="MP1"><text:span text:style-name="MT2">Display, </text:span></text:p>
        <text:p text:style-name="MP1"><text:span text:style-name="MT2">Botões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2" draw:layer="backgroundobjects" svg:width="3.4cm" svg:height="2.5cm" svg:x="9.6cm" svg:y="7.4cm">
        <text:p text:style-name="MP1"><text:span text:style-name="MT2">Bateria </text:span></text:p>
        <text:p text:style-name="MP1"><text:span text:style-name="MT2">(regulador, </text:span></text:p>
        <text:p text:style-name="MP1"><text:span text:style-name="MT2">carregador)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draw:style-name="Mgr5" draw:text-style-name="MP5" draw:layer="backgroundobjects" svg:x1="13.5cm" svg:y1="12cm" svg:x2="15.1cm" svg:y2="12cm">
        <text:p/>
      </draw:line>
      <draw:line draw:style-name="Mgr5" draw:text-style-name="MP5" draw:layer="backgroundobjects" svg:x1="15.1cm" svg:y1="13.5cm" svg:x2="13.5cm" svg:y2="13.5cm">
        <text:p/>
      </draw:line>
      <draw:line draw:style-name="Mgr6" draw:text-style-name="MP5" draw:layer="backgroundobjects" svg:x1="11.2cm" svg:y1="9.9cm" svg:x2="11.2cm" svg:y2="11cm">
        <text:p/>
      </draw:line>
      <draw:line draw:style-name="Mgr5" draw:text-style-name="MP5" xml:id="id8" draw:id="id8" draw:layer="backgroundobjects" svg:x1="8.5cm" svg:y1="11.9cm" svg:x2="9.3cm" svg:y2="11.9cm">
        <text:p/>
      </draw:line>
      <draw:line draw:style-name="Mgr5" draw:text-style-name="MP5" xml:id="id6" draw:id="id6" draw:layer="backgroundobjects" svg:x1="8.5cm" svg:y1="12.7cm" svg:x2="9.3cm" svg:y2="12.7cm">
        <text:p/>
      </draw:line>
      <draw:line draw:style-name="Mgr5" draw:text-style-name="MP5" xml:id="id4" draw:id="id4" draw:layer="backgroundobjects" svg:x1="8.5cm" svg:y1="13.5cm" svg:x2="9.3cm" svg:y2="13.5cm">
        <text:p/>
      </draw:line>
      <draw:line draw:style-name="Mgr5" draw:text-style-name="MP5" xml:id="id2" draw:id="id2" draw:layer="backgroundobjects" svg:x1="8.5cm" svg:y1="14.3cm" svg:x2="9.3cm" svg:y2="14.3cm">
        <text:p/>
      </draw:line>
      <draw:connector draw:style-name="Mgr7" draw:text-style-name="MP5" draw:layer="backgroundobjects" svg:x1="7.2cm" svg:y1="15.8cm" svg:x2="8.5cm" svg:y2="14.3cm" draw:start-shape="id1" draw:start-glue-point="1" draw:end-shape="id2" draw:end-glue-point="3" svg:d="M7200 15800h626v-1500h674" svg:viewBox="0 0 1301 1501">
        <text:p/>
      </draw:connector>
      <draw:connector draw:style-name="Mgr7" draw:text-style-name="MP5" draw:layer="backgroundobjects" svg:x1="7.2cm" svg:y1="13.5cm" svg:x2="8.5cm" svg:y2="13.5cm" draw:start-shape="id3" draw:start-glue-point="1" draw:end-shape="id4" draw:end-glue-point="3" svg:d="M7200 13500h1300" svg:viewBox="0 0 1301 1">
        <text:p/>
      </draw:connector>
      <draw:connector draw:style-name="Mgr7" draw:text-style-name="MP5" draw:layer="backgroundobjects" svg:x1="7.2cm" svg:y1="11.2cm" svg:x2="8.5cm" svg:y2="12.7cm" draw:start-shape="id5" draw:start-glue-point="1" draw:end-shape="id6" draw:end-glue-point="3" svg:d="M7200 11200h626v1500h674" svg:viewBox="0 0 1301 1501">
        <text:p/>
      </draw:connector>
      <draw:connector draw:style-name="Mgr7" draw:text-style-name="MP5" draw:layer="backgroundobjects" draw:line-skew="0.649cm" svg:x1="7.2cm" svg:y1="8.9cm" svg:x2="8.5cm" svg:y2="11.9cm" draw:start-shape="id7" draw:start-glue-point="1" draw:end-shape="id8" draw:end-glue-point="3" svg:d="M7200 8900h1275v3000h25" svg:viewBox="0 0 1301 3001">
        <text:p/>
      </draw:connector>
      <draw:custom-shape draw:style-name="Mgr8" draw:text-style-name="MP2" draw:layer="backgroundobjects" svg:width="4.2cm" svg:height="2cm" svg:x="9.3cm" svg:y="15.9cm">
        <text:p text:style-name="MP1"><text:span text:style-name="MT2">Wi-Fi / Bluetooth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draw:style-name="Mgr9" draw:text-style-name="MP5" draw:layer="backgroundobjects" svg:x1="11.3cm" svg:y1="15.1cm" svg:x2="11.3cm" svg:y2="15.9cm">
        <text:p/>
      </draw:line>
      <draw:line draw:style-name="Mgr10" draw:text-style-name="MP6" draw:layer="backgroundobjects" svg:x1="11.3cm" svg:y1="15.1cm" svg:x2="11.3cm" svg:y2="15.9cm">
        <text:p/>
      </draw:line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12T08:45:46.671000000</meta:creation-date>
    <dc:date>2020-07-14T11:15:56.377000000</dc:date>
    <meta:editing-duration>PT32M51S</meta:editing-duration>
    <meta:editing-cycles>13</meta:editing-cycles>
    <meta:generator>LibreOffice/6.3.4.2$Windows_X86_64 LibreOffice_project/60da17e045e08f1793c57c00ba83cdfce946d0aa</meta:generator>
    <meta:document-statistic meta:object-count="21"/>
  </office:meta>
</office:document-meta>
</file>